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weight="bold" style:font-weight-asian="bold"/>
    </style:style>
    <style:style style:name="P3" style:family="paragraph" style:parent-style-name="Standard">
      <style:paragraph-properties fo:margin-left="1.5in" fo:margin-right="0in" fo:text-indent="0in" style:auto-text-indent="false"/>
    </style:style>
    <style:style style:name="P4" style:family="paragraph" style:parent-style-name="Standard">
      <style:paragraph-properties fo:margin-left="1.5in" fo:margin-right="0in" fo:text-indent="0in" style:auto-text-indent="false"/>
      <style:text-properties fo:font-size="10pt" style:font-size-asian="10pt" style:font-size-complex="10pt"/>
    </style:style>
    <style:style style:name="P5" style:family="paragraph" style:parent-style-name="Standard">
      <style:paragraph-properties fo:margin-left="0in" fo:margin-right="0in" fo:text-indent="0in" style:auto-text-indent="false"/>
      <style:text-properties fo:font-weight="bold" style:font-weight-asian="bold"/>
    </style:style>
    <style:style style:name="P6" style:family="paragraph" style:parent-style-name="Standard" style:master-page-name="Standard">
      <style:paragraph-properties fo:text-align="center" style:justify-single-word="false" style:page-number="1"/>
    </style:style>
    <style:style style:name="T1" style:family="text">
      <style:text-properties fo:font-size="12pt" fo:font-weight="bold" style:font-size-asian="12pt" style:font-weight-asian="bold" style:font-size-complex="12pt"/>
    </style:style>
    <style:style style:name="T2" style:family="text">
      <style:text-properties fo:font-size="13pt" fo:font-weight="bold" style:font-size-asian="13pt" style:font-weight-asian="bold" style:font-size-complex="13pt"/>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fo:font-size="10pt" style:font-size-asian="10pt" style:font-size-complex="10pt" fo:background-color="#ffffff"/>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line-break/>I will list conversations that our operators encounter with delivery drivers who call us from the intercom.This is to further advance the system and have a better understanding of the interactions it will have.</text:span></text:p>
      <text:p text:style-name="Standard"/>
      <text:p text:style-name="Standard"/>
      <text:p text:style-name="Standard"><text:line-break/><text:span text:style-name="T3">Example 1-</text:span></text:p>
      <text:p text:style-name="P1"/>
      <text:p text:style-name="Standard"><text:span text:style-name="T4">Operator: Virtual Doorman, how may I help you?</text:span></text:p>
      <text:p text:style-name="P1"/>
      <text:p text:style-name="Standard"><text:span text:style-name="T4">Delivery Driver: I have packages to deliver for 1234 Sally Lane.</text:span></text:p>
      <text:p text:style-name="Standard"><text:span text:style-name="T4"><text:s/><text:line-break/>Operator: Have you completed deliveries for this address before? Can you also confirm your company name?</text:span></text:p>
      <text:p text:style-name="P4"/>
      <text:p text:style-name="Standard"><text:span text:style-name="T4">Delivery Driver: Yes. UPS.</text:span></text:p>
      <text:p text:style-name="P1"/>
      <text:p text:style-name="Standard"><text:span text:style-name="T4">Operator: Thank you, please provide the apartment number and names for the packages. </text:span></text:p>
      <text:p text:style-name="P1"/>
      <text:p text:style-name="Standard"><text:span text:style-name="T4">Delivery Driver: Unit 1B, Ted Wilson. Unit 7A, Alex Unger, Unit 3F Wendy Adams, Unit 2C, Tiffany Lewis.</text:span></text:p>
      <text:p text:style-name="P1"/>
      <text:p text:style-name="Standard"><text:span text:style-name="T4">Operator: Thank you! </text:span><text:span text:style-name="T5">Please place the items inside of the package room, the package room will be on the left side of the lobby next to the mailboxes. Have a nice day! </text:span></text:p>
      <text:p text:style-name="P1"/>
      <text:p text:style-name="Standard"><text:span text:style-name="T4"><text:line-break/></text:span><text:span text:style-name="T3">Example 2-</text:span><text:line-break/></text:p>
      <text:p text:style-name="Standard"><text:span text:style-name="T4">Operator: Virtual Doorman, how may I help you?</text:span></text:p>
      <text:p text:style-name="P1"><text:soft-page-break/></text:p>
      <text:p text:style-name="Standard"><text:span text:style-name="T4">Delivery Driver: Good afternoon, this is FedEx. I have a package for Unit 1, Alexis.</text:span></text:p>
      <text:p text:style-name="P1"/>
      <text:p text:style-name="Standard"><text:span text:style-name="T4">Operator: Hello FedEx, thank you for this information. Can I also have the residents last name?</text:span></text:p>
      <text:p text:style-name="P1"/>
      <text:p text:style-name="Standard"><text:span text:style-name="T4">Delivery Driver: Johnson.</text:span></text:p>
      <text:p text:style-name="P1"/>
      <text:p text:style-name="Standard"><text:span text:style-name="T4">Operator: Thank you! Are there any other packages for this building?</text:span></text:p>
      <text:p text:style-name="P1"/>
      <text:p text:style-name="Standard"><text:span text:style-name="T4">Delivery Driver: I have another package for Thomas Ferguson, Unit 4.</text:span></text:p>
      <text:p text:style-name="P1"/>
      <text:p text:style-name="Standard"><text:span text:style-name="T4">Operator: Thank you! Please place the packages inside of the secure room, when you enter it will be 10 feet inside, first door on your right. Have a nice day!</text:span></text:p>
      <text:p text:style-name="Standard"/>
      <text:p text:style-name="Standard"/>
      <text:p text:style-name="Standard"/>
      <text:p text:style-name="Standard"><text:span text:style-name="T6">Example 3-</text:span></text:p>
      <text:p text:style-name="Standard"/>
      <text:p text:style-name="Standard"><text:span text:style-name="T4">Operator: Virtual Doorman, how may I help you?</text:span></text:p>
      <text:p text:style-name="P1"/>
      <text:p text:style-name="Standard"><text:span text:style-name="T4">Delivery Driver: UPS.</text:span></text:p>
      <text:p text:style-name="P1"/>
      <text:p text:style-name="Standard"><text:soft-page-break/><text:span text:style-name="T4">Operator: Hello UPS, can I have the name and apartment number for the packages?</text:span></text:p>
      <text:p text:style-name="P1"/>
      <text:p text:style-name="Standard"><text:span text:style-name="T4">Delivery Driver: 2 packages for Amy Korpus, 1 Package for Tony Lewis, and 1 package for Ruben Rivera.</text:span></text:p>
      <text:p text:style-name="P1"/>
      <text:p text:style-name="Standard"><text:span text:style-name="T4">Operator: Thank you, however we do need the apartment numbers followed by the names. </text:span></text:p>
      <text:p text:style-name="P1"/>
      <text:p text:style-name="Standard"><text:span text:style-name="T4">Delivery Driver: Okay, Unit 7 Amy Korpus has 2 packages, Unit 5, Tony has 1, and lastly Ruben Rivera Unit 9 has one package.</text:span></text:p>
      <text:p text:style-name="P1"/>
      <text:p text:style-name="Standard"><text:span text:style-name="T4">Operator: Thank you! Please place them inside of the package room, it is located 10 feet inside, door on your left. Have a nice day!</text:span></text:p>
      <text:p text:style-name="Standard"/>
      <text:p text:style-name="Standard"/>
      <text:p text:style-name="Standard"><text:span text:style-name="T6">Example 4-</text:span></text:p>
      <text:p text:style-name="Standard"/>
      <text:p text:style-name="Standard"><text:span text:style-name="T4">Operator: Virtual Doorman, how may I help you?</text:span></text:p>
      <text:p text:style-name="P1"/>
      <text:p text:style-name="Standard"><text:span text:style-name="T4">Delivery Driver: I have a few packages for the building. </text:span></text:p>
      <text:p text:style-name="P1"/>
      <text:p text:style-name="Standard"><text:span text:style-name="T4">Operator: Okay, can you confirm the name of your company?</text:span></text:p>
      <text:p text:style-name="P1"/>
      <text:p text:style-name="Standard"><text:span text:style-name="T4">Delivery Driver: Amazon.</text:span></text:p>
      <text:p text:style-name="P1"/>
      <text:p text:style-name="Standard"><text:soft-page-break/><text:span text:style-name="T4">Operator: Thank you, please provide the name and apartment numbers for each package.</text:span></text:p>
      <text:p text:style-name="P1"/>
      <text:p text:style-name="Standard"><text:span text:style-name="T4">Delivery Driver: I have 5 packages.</text:span></text:p>
      <text:p text:style-name="P1"/>
      <text:p text:style-name="Standard"><text:span text:style-name="T4">Operator: Thank you, but we will need to collect the residents' names and apartment numbers.</text:span></text:p>
      <text:p text:style-name="P1"/>
      <text:p text:style-name="Standard"><text:span text:style-name="T4">Delivery Driver: I deliver to this building all the time.</text:span></text:p>
      <text:p text:style-name="P1"/>
      <text:p text:style-name="Standard"><text:span text:style-name="T4">Operator: I understand, however it is our protocol to collect the package information so we may notify the residents of their package arrivals.Kindly provide us the information and we will be happy to grant you access.</text:span></text:p>
      <text:p text:style-name="P1"/>
      <text:p text:style-name="Standard"><text:span text:style-name="T4">Delivery Driver: 2 packages are for Lily Ramos Apt 1A, 1 package is for Alex Springhetti 6B, 1 for Mariana Olson 2C and 1 for Wen Bin Yung 5A. </text:span></text:p>
      <text:p text:style-name="P1"/>
      <text:p text:style-name="Standard"><text:span text:style-name="T4">Operator: Great, thank you! Please place all of the packages inside of the package room, you will need to take the elevator down to the cellar and it is the first door on your right. Have a nice day!</text:span></text:p>
      <text:p text:style-name="P3"/>
      <text:p text:style-name="Standard"/>
      <text:p text:style-name="Standard"><text:span text:style-name="T6">Example 5-</text:span></text:p>
      <text:p text:style-name="Standard"/>
      <text:p text:style-name="Standard"><text:span text:style-name="T4">Operator: Virtual Doorman, how may I help you?</text:span></text:p>
      <text:p text:style-name="P4"/>
      <text:p text:style-name="Standard"><text:span text:style-name="T4">Delivery Driver: UPS, can you open the door? It is raining outside.</text:span></text:p>
      <text:p text:style-name="P1"/>
      <text:p text:style-name="Standard"><text:soft-page-break/><text:span text:style-name="T4">Operator: Hi UPS, I will be happy to let you in once I gather the package information. Can I have the residents' names and apartment numbers for the packages?</text:span></text:p>
      <text:p text:style-name="P1"/>
      <text:p text:style-name="Standard"><text:span text:style-name="T4">Delivery Driver: I come to this building all the time, can I just drop everything off inside?</text:span></text:p>
      <text:p text:style-name="P1"/>
      <text:p text:style-name="Standard"><text:span text:style-name="T4">Operator: I'm sorry, but it is our protocol to collect the package information so we may notify the residents of their package arrivals.Kindly provide us the information and we will be happy to grant you access.</text:span></text:p>
      <text:p text:style-name="P1"/>
      <text:p text:style-name="Standard"><text:span text:style-name="T4">Delivery Driver: 2 packages for Robert Kennedy Apartment 7 and Tanya Joseph for apartment 3.</text:span></text:p>
      <text:p text:style-name="P1"/>
      <text:p text:style-name="Standard"><text:span text:style-name="T4">Operator: Thank you UPS. Please place all packages on the luggage cart around the corner of the lobby. Have a great day!</text:span></text:p>
      <text:p text:style-name="Standard"/>
      <text:p text:style-name="Standard"><text:span text:style-name="T6">Example 6-</text:span></text:p>
      <text:p text:style-name="P2"/>
      <text:p text:style-name="Standard"><text:span text:style-name="T4">Operator: Virtual Doorman, how may I help you?</text:span></text:p>
      <text:p text:style-name="P1"/>
      <text:p text:style-name="Standard"><text:span text:style-name="T4">Delivery Driver: Hi this is FedEx, I only have 1 package today for 4567 William Lane. The name on the package is Eric Johnson for Unit 2B. This package does require a signature, can you provide your signature?</text:span></text:p>
      <text:p text:style-name="P1"/>
      <text:p text:style-name="Standard"><text:span text:style-name="T4">Operator: Thank you for this information! Of course, my name is John Smith or J Smith.</text:span></text:p>
      <text:p text:style-name="P4"/>
      <text:p text:style-name="Standard"><text:span text:style-name="T4">Delivery Driver: Thank you. I know where the package room is, have a good day.</text:span></text:p>
      <text:p text:style-name="P4"/>
      <text:p text:style-name="Standard"><text:span text:style-name="T4">Operator: No problem! I understand, however, we are required to give package room instructions to every driver. The package room will be the door beside the mailboxes on the left. Have a great evening!</text:span></text:p>
      <text:p text:style-name="P3"><text:soft-page-break/></text:p>
      <text:p text:style-name="Standard"><text:span text:style-name="T6">Example 7-</text:span></text:p>
      <text:p text:style-name="Standard"/>
      <text:p text:style-name="Standard"><text:span text:style-name="T4">Operator: Virtual Doorman, how may I help you?</text:span></text:p>
      <text:p text:style-name="P4"/>
      <text:p text:style-name="Standard"><text:span text:style-name="T4">Delivery Driver: Hey this is Amazon, I have a package for this building but it does not have an apartment number listed. </text:span></text:p>
      <text:p text:style-name="Standard"/>
      <text:p text:style-name="Standard"><text:span text:style-name="T4">Operator: Hi Amazon, are you able to provide the first and last name for the package?</text:span></text:p>
      <text:p text:style-name="P4"/>
      <text:p text:style-name="Standard"><text:span text:style-name="T4">Delivery Driver: Brian Gordon.</text:span></text:p>
      <text:p text:style-name="P1"/>
      <text:p text:style-name="Standard"><text:span text:style-name="T4">Operator: We have Brian listed in our system and will gladly accept this package. Please place the package on the table inside of the lobby. Have a great day!</text:span></text:p>
      <text:p text:style-name="P1"/>
      <text:p text:style-name="P1"/>
      <text:p text:style-name="Standard"><text:span text:style-name="T6">Example 8- </text:span></text:p>
      <text:p text:style-name="P1"/>
      <text:p text:style-name="Standard"><text:span text:style-name="T4">Operator: Virtual Doorman, how may I help you?</text:span></text:p>
      <text:p text:style-name="P1"/>
      <text:p text:style-name="Standard"><text:span text:style-name="T4">Delivery Driver: I'm with UPS, can you tell me if this building is 610 West 23rd Street?</text:span></text:p>
      <text:p text:style-name="P1"/>
      <text:p text:style-name="Standard"><text:span text:style-name="T4">Operator: No sir, I apologize but this building is 610 West 26th Street, you may be at the wrong address.</text:span></text:p>
      <text:p text:style-name="P1"><text:soft-page-break/></text:p>
      <text:p text:style-name="Standard"><text:span text:style-name="T4">Delivery Driver: I’m sorry, thank you!</text:span></text:p>
      <text:p text:style-name="P1"/>
      <text:p text:style-name="Standard"><text:span text:style-name="T4">Operator: No problem! Have a good day.</text:span></text:p>
      <text:p text:style-name="P1"/>
      <text:p text:style-name="P1"/>
      <text:p text:style-name="Standard"><text:span text:style-name="T6">Example 9-</text:span></text:p>
      <text:p text:style-name="P1"/>
      <text:p text:style-name="Standard"><text:span text:style-name="T4">Operator: Virtual Doorman, how may I help you?</text:span></text:p>
      <text:p text:style-name="P1"/>
      <text:p text:style-name="Standard"><text:span text:style-name="T4">Delivery Driver: Hello this is USPS, I have mail for the building and the packages can be fit into the mailboxes.</text:span></text:p>
      <text:p text:style-name="P1"/>
      <text:p text:style-name="Standard"><text:span text:style-name="T4">Operator: Thank you for confirming. Have a great day!</text:span></text:p>
      <text:p text:style-name="P1"/>
      <text:p text:style-name="P1"/>
      <text:p text:style-name="Standard"><text:span text:style-name="T6">Example 10-</text:span></text:p>
      <text:p text:style-name="P1"/>
      <text:p text:style-name="Standard"><text:span text:style-name="T4">Operator: Virtual Doorman, How may I help you?</text:span></text:p>
      <text:p text:style-name="P1"/>
      <text:p text:style-name="Standard"><text:span text:style-name="T4">Delivery Driver: Hi! I Have a package for Unit 9A, but it has no name on it.</text:span></text:p>
      <text:p text:style-name="P1"/>
      <text:p text:style-name="Standard"><text:soft-page-break/><text:span text:style-name="T4">Operator: Hello, I do apologize but without the name, we cannot accept this package.Please call Unit 9A directly to confirm this package. Do you have any other packages for the building?</text:span></text:p>
      <text:p text:style-name="P1"/>
      <text:p text:style-name="Standard"><text:span text:style-name="T4">Delivery Driver: Okay, thank you I will call them directly. That is the only package I have for this address.</text:span></text:p>
      <text:p text:style-name="P1"/>
      <text:p text:style-name="Standard"><text:span text:style-name="T4">Operator: No problem, have a nice day!</text:span></text:p>
      <text:p text:style-name="P1"/>
      <text:p text:style-name="Standard"><text:span text:style-name="T6">Example 11- </text:span></text:p>
      <text:p text:style-name="P2"/>
      <text:p text:style-name="Standard"><text:span text:style-name="T4">Operator: Virtual Doorman, how may I help you?</text:span></text:p>
      <text:p text:style-name="P1"/>
      <text:p text:style-name="Standard"><text:span text:style-name="T4">Delivery Driver: I am with FedEx, I have a package for Unit 5B but I can't pronounce the name. It is spelled E-Z-A-N-A-Y-A and their last name is Tesfu? It is spelled T-E-S-F-U.</text:span></text:p>
      <text:p text:style-name="P1"/>
      <text:p text:style-name="Standard"><text:span text:style-name="T4">Operator: Thank you for this information! This resident is listed in our system. The package room is located at the end of the lobby, it is the door next to the mailboxes. Have a nice evening!</text:span></text:p>
      <text:p text:style-name="Standard"><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text-properties fo:font-weight="bold"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79" meta:word-count="1122" meta:character-count="6315" meta:non-whitespace-character-count="5254"/>
    <meta:generator>LibreOfficeDev/6.0.5.2$Linux_X86_64 LibreOffice_project/</meta:generator>
  </office:meta>
</office:document-meta>
</file>